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FreeSerif"/>
    </style:style>
    <style:style style:name="ce2" style:family="table-cell" style:parent-style-name="Default">
      <style:table-cell-properties fo:background-color="#90ee9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3.7429in" svg:y="1.0535in">
            <draw:object draw:notify-on-update-of-ranges="Sheet1.H5:Sheet1.H20 Sheet1.I5:Sheet1.I20 Sheet1.J5:Sheet1.J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235in" svg:height="3.5429in" svg:x="9.9205in" svg:y="6.126in">
            <draw:object draw:notify-on-update-of-ranges="Sheet1.H5:Sheet1.H52 Sheet1.I5:Sheet1.I52 Sheet1.J5:Sheet1.J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/>
          <table:table-cell table:style-name="ce1" table:formula="of:=MIN([.$B$5:.$B$20])" office:value-type="float" office:value="0.2" calcext:value-type="float">
            <text:p>0.2</text:p>
          </table:table-cell>
          <table:table-cell table:style-name="ce1" table:formula="of:=MIN([.$C$5:.$C$20])" office:value-type="float" office:value="0.4" calcext:value-type="float">
            <text:p>0.4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table:formula="of:=MAX([.$B$5:.$B$20])" office:value-type="float" office:value="4.1" calcext:value-type="float">
            <text:p>4.1</text:p>
          </table:table-cell>
          <table:table-cell table:style-name="ce1" table:formula="of:=MAX([.$C$5:.$C$20])" office:value-type="float" office:value="1.2" calcext:value-type="float">
            <text:p>1.2</text:p>
          </table:table-cell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0.47" calcext:value-type="float">
            <text:p>0.47</text:p>
          </table:table-cell>
          <table:table-cell/>
          <table:table-cell table:formula="of:=([.B5]-[.$B$1])/([.$B$2]-[.$B$1])" office:value-type="float" office:value="0.0769230769230769" calcext:value-type="float">
            <text:p>0.076923076923077</text:p>
          </table:table-cell>
          <table:table-cell table:formula="of:=([.C5]-[.$C$1])/([.$C$2]-[.$C$1])" office:value-type="float" office:value="0.0875" calcext:value-type="float">
            <text:p>0.0875</text:p>
          </table:table-cell>
          <table:table-cell/>
          <table:table-cell table:formula="of:=+[.E5]-0.5" office:value-type="float" office:value="-0.423076923076923" calcext:value-type="float">
            <text:p>-0.423076923076923</text:p>
          </table:table-cell>
          <table:table-cell table:formula="of:=+[.F5]-0.5" office:value-type="float" office:value="-0.4125" calcext:value-type="float">
            <text:p>-0.4125</text:p>
          </table:table-cell>
          <table:table-cell table:formula="of:=+[.H5]+[.I5]" office:value-type="float" office:value="-0.835576923076923" calcext:value-type="float">
            <text:p>-0.835576923076923</text:p>
          </table:table-cell>
        </table:table-row>
        <table:table-row table:style-name="ro1">
          <table:table-cell table:formula="of:=+[.A5]+1"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table:style-name="Default" office:value-type="float" office:value="0.45" calcext:value-type="float">
            <text:p>0.45</text:p>
          </table:table-cell>
          <table:table-cell/>
          <table:table-cell table:formula="of:=([.B6]-[.$B$1])/([.$B$2]-[.$B$1])" office:value-type="float" office:value="0.115384615384615" calcext:value-type="float">
            <text:p>0.115384615384615</text:p>
          </table:table-cell>
          <table:table-cell table:formula="of:=([.C6]-[.$C$1])/([.$C$2]-[.$C$1])" office:value-type="float" office:value="0.0625" calcext:value-type="float">
            <text:p>0.0625</text:p>
          </table:table-cell>
          <table:table-cell/>
          <table:table-cell table:formula="of:=+[.E6]-0.5" office:value-type="float" office:value="-0.384615384615385" calcext:value-type="float">
            <text:p>-0.384615384615385</text:p>
          </table:table-cell>
          <table:table-cell table:formula="of:=+[.F6]-0.5" office:value-type="float" office:value="-0.4375" calcext:value-type="float">
            <text:p>-0.4375</text:p>
          </table:table-cell>
          <table:table-cell table:formula="of:=+[.H6]+[.I6]" office:value-type="float" office:value="-0.822115384615385" calcext:value-type="float">
            <text:p>-0.822115384615385</text:p>
          </table:table-cell>
        </table:table-row>
        <table:table-row table:style-name="ro1">
          <table:table-cell table:formula="of:=+[.A6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42" calcext:value-type="float">
            <text:p>0.42</text:p>
          </table:table-cell>
          <table:table-cell/>
          <table:table-cell table:formula="of:=([.B7]-[.$B$1])/([.$B$2]-[.$B$1])" office:value-type="float" office:value="0.205128205128205" calcext:value-type="float">
            <text:p>0.205128205128205</text:p>
          </table:table-cell>
          <table:table-cell table:formula="of:=([.C7]-[.$C$1])/([.$C$2]-[.$C$1])" office:value-type="float" office:value="0.025" calcext:value-type="float">
            <text:p>0.025</text:p>
          </table:table-cell>
          <table:table-cell/>
          <table:table-cell table:formula="of:=+[.E7]-0.5" office:value-type="float" office:value="-0.294871794871795" calcext:value-type="float">
            <text:p>-0.294871794871795</text:p>
          </table:table-cell>
          <table:table-cell table:formula="of:=+[.F7]-0.5" office:value-type="float" office:value="-0.475" calcext:value-type="float">
            <text:p>-0.475</text:p>
          </table:table-cell>
          <table:table-cell table:formula="of:=+[.H7]+[.I7]" office:value-type="float" office:value="-0.769871794871795" calcext:value-type="float">
            <text:p>-0.769871794871795</text:p>
          </table:table-cell>
        </table:table-row>
        <table:table-row table:style-name="ro1">
          <table:table-cell table:formula="of:=+[.A7]+1"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table:formula="of:=([.B8]-[.$B$1])/([.$B$2]-[.$B$1])" office:value-type="float" office:value="0.358974358974359" calcext:value-type="float">
            <text:p>0.358974358974359</text:p>
          </table:table-cell>
          <table:table-cell table:formula="of:=([.C8]-[.$C$1])/([.$C$2]-[.$C$1])" office:value-type="float" office:value="0" calcext:value-type="float">
            <text:p>0</text:p>
          </table:table-cell>
          <table:table-cell/>
          <table:table-cell table:formula="of:=+[.E8]-0.5" office:value-type="float" office:value="-0.141025641025641" calcext:value-type="float">
            <text:p>-0.141025641025641</text:p>
          </table:table-cell>
          <table:table-cell table:formula="of:=+[.F8]-0.5" office:value-type="float" office:value="-0.5" calcext:value-type="float">
            <text:p>-0.5</text:p>
          </table:table-cell>
          <table:table-cell table:formula="of:=+[.H8]+[.I8]" office:value-type="float" office:value="-0.641025641025641" calcext:value-type="float">
            <text:p>-0.641025641025641</text:p>
          </table:table-cell>
        </table:table-row>
        <table:table-row table:style-name="ro1">
          <table:table-cell table:formula="of:=+[.A8]+1" office:value-type="float" office:value="5" calcext:value-type="float">
            <text:p>5</text:p>
          </table:table-cell>
          <table:table-cell office:value-type="float" office:value="2.75" calcext:value-type="float">
            <text:p>2.75</text:p>
          </table:table-cell>
          <table:table-cell table:style-name="Default" office:value-type="float" office:value="0.43" calcext:value-type="float">
            <text:p>0.43</text:p>
          </table:table-cell>
          <table:table-cell/>
          <table:table-cell table:formula="of:=([.B9]-[.$B$1])/([.$B$2]-[.$B$1])" office:value-type="float" office:value="0.653846153846154" calcext:value-type="float">
            <text:p>0.653846153846154</text:p>
          </table:table-cell>
          <table:table-cell table:formula="of:=([.C9]-[.$C$1])/([.$C$2]-[.$C$1])" office:value-type="float" office:value="0.0375" calcext:value-type="float">
            <text:p>0.0375</text:p>
          </table:table-cell>
          <table:table-cell/>
          <table:table-cell table:formula="of:=+[.E9]-0.5" office:value-type="float" office:value="0.153846153846154" calcext:value-type="float">
            <text:p>0.153846153846154</text:p>
          </table:table-cell>
          <table:table-cell table:formula="of:=+[.F9]-0.5" office:value-type="float" office:value="-0.4625" calcext:value-type="float">
            <text:p>-0.4625</text:p>
          </table:table-cell>
          <table:table-cell table:formula="of:=+[.H9]+[.I9]" office:value-type="float" office:value="-0.308653846153846" calcext:value-type="float">
            <text:p>-0.308653846153846</text:p>
          </table:table-cell>
        </table:table-row>
        <table:table-row table:style-name="ro1">
          <table:table-cell table:formula="of:=+[.A9]+1"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table:style-name="Default" office:value-type="float" office:value="0.51" calcext:value-type="float">
            <text:p>0.51</text:p>
          </table:table-cell>
          <table:table-cell/>
          <table:table-cell table:formula="of:=([.B10]-[.$B$1])/([.$B$2]-[.$B$1])" office:value-type="float" office:value="0.948717948717949" calcext:value-type="float">
            <text:p>0.948717948717949</text:p>
          </table:table-cell>
          <table:table-cell table:formula="of:=([.C10]-[.$C$1])/([.$C$2]-[.$C$1])" office:value-type="float" office:value="0.1375" calcext:value-type="float">
            <text:p>0.1375</text:p>
          </table:table-cell>
          <table:table-cell/>
          <table:table-cell table:formula="of:=+[.E10]-0.5" office:value-type="float" office:value="0.448717948717949" calcext:value-type="float">
            <text:p>0.448717948717949</text:p>
          </table:table-cell>
          <table:table-cell table:formula="of:=+[.F10]-0.5" office:value-type="float" office:value="-0.3625" calcext:value-type="float">
            <text:p>-0.3625</text:p>
          </table:table-cell>
          <table:table-cell table:formula="of:=+[.H10]+[.I10]" office:value-type="float" office:value="0.0862179487179487" calcext:value-type="float">
            <text:p>0.086217948717949</text:p>
          </table:table-cell>
        </table:table-row>
        <table:table-row table:style-name="ro1">
          <table:table-cell table:formula="of:=+[.A10]+1" office:value-type="float" office:value="7" calcext:value-type="float">
            <text:p>7</text:p>
          </table:table-cell>
          <table:table-cell office:value-type="float" office:value="4.1" calcext:value-type="float">
            <text:p>4.1</text:p>
          </table:table-cell>
          <table:table-cell table:style-name="Default" office:value-type="float" office:value="0.7" calcext:value-type="float">
            <text:p>0.7</text:p>
          </table:table-cell>
          <table:table-cell/>
          <table:table-cell table:formula="of:=([.B11]-[.$B$1])/([.$B$2]-[.$B$1])" office:value-type="float" office:value="1" calcext:value-type="float">
            <text:p>1</text:p>
          </table:table-cell>
          <table:table-cell table:formula="of:=([.C11]-[.$C$1])/([.$C$2]-[.$C$1])" office:value-type="float" office:value="0.375" calcext:value-type="float">
            <text:p>0.375</text:p>
          </table:table-cell>
          <table:table-cell/>
          <table:table-cell table:formula="of:=+[.E11]-0.5" office:value-type="float" office:value="0.5" calcext:value-type="float">
            <text:p>0.5</text:p>
          </table:table-cell>
          <table:table-cell table:formula="of:=+[.F11]-0.5" office:value-type="float" office:value="-0.125" calcext:value-type="float">
            <text:p>-0.125</text:p>
          </table:table-cell>
          <table:table-cell table:formula="of:=+[.H11]+[.I11]" office:value-type="float" office:value="0.375" calcext:value-type="float">
            <text:p>0.375</text:p>
          </table:table-cell>
        </table:table-row>
        <table:table-row table:style-name="ro1">
          <table:table-cell table:formula="of:=+[.A11]+1"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table:style-name="Default" office:value-type="float" office:value="1.1" calcext:value-type="float">
            <text:p>1.1</text:p>
          </table:table-cell>
          <table:table-cell/>
          <table:table-cell table:formula="of:=([.B12]-[.$B$1])/([.$B$2]-[.$B$1])" office:value-type="float" office:value="0.641025641025641" calcext:value-type="float">
            <text:p>0.641025641025641</text:p>
          </table:table-cell>
          <table:table-cell table:formula="of:=([.C12]-[.$C$1])/([.$C$2]-[.$C$1])" office:value-type="float" office:value="0.875" calcext:value-type="float">
            <text:p>0.875</text:p>
          </table:table-cell>
          <table:table-cell/>
          <table:table-cell table:formula="of:=+[.E12]-0.5" office:value-type="float" office:value="0.141025641025641" calcext:value-type="float">
            <text:p>0.141025641025641</text:p>
          </table:table-cell>
          <table:table-cell table:formula="of:=+[.F12]-0.5" office:value-type="float" office:value="0.375" calcext:value-type="float">
            <text:p>0.375</text:p>
          </table:table-cell>
          <table:table-cell table:formula="of:=+[.H12]+[.I12]" office:value-type="float" office:value="0.516025641025641" calcext:value-type="float">
            <text:p>0.516025641025641</text:p>
          </table:table-cell>
        </table:table-row>
        <table:table-row table:style-name="ro1">
          <table:table-cell table:formula="of:=+[.A12]+1" office:value-type="float" office:value="9" calcext:value-type="float">
            <text:p>9</text:p>
          </table:table-cell>
          <table:table-cell office:value-type="float" office:value="1.75" calcext:value-type="float">
            <text:p>1.75</text:p>
          </table:table-cell>
          <table:table-cell table:style-name="Default" office:value-type="float" office:value="1.2" calcext:value-type="float">
            <text:p>1.2</text:p>
          </table:table-cell>
          <table:table-cell/>
          <table:table-cell table:formula="of:=([.B13]-[.$B$1])/([.$B$2]-[.$B$1])" office:value-type="float" office:value="0.397435897435897" calcext:value-type="float">
            <text:p>0.397435897435897</text:p>
          </table:table-cell>
          <table:table-cell table:formula="of:=([.C13]-[.$C$1])/([.$C$2]-[.$C$1])" office:value-type="float" office:value="1" calcext:value-type="float">
            <text:p>1</text:p>
          </table:table-cell>
          <table:table-cell/>
          <table:table-cell table:formula="of:=+[.E13]-0.5" office:value-type="float" office:value="-0.102564102564102" calcext:value-type="float">
            <text:p>-0.102564102564102</text:p>
          </table:table-cell>
          <table:table-cell table:formula="of:=+[.F13]-0.5" office:value-type="float" office:value="0.5" calcext:value-type="float">
            <text:p>0.5</text:p>
          </table:table-cell>
          <table:table-cell table:formula="of:=+[.H13]+[.I13]" office:value-type="float" office:value="0.397435897435897" calcext:value-type="float">
            <text:p>0.397435897435897</text:p>
          </table:table-cell>
        </table:table-row>
        <table:table-row table:style-name="ro1">
          <table:table-cell table:formula="of:=+[.A13]+1"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.1" calcext:value-type="float">
            <text:p>1.1</text:p>
          </table:table-cell>
          <table:table-cell/>
          <table:table-cell table:formula="of:=([.B14]-[.$B$1])/([.$B$2]-[.$B$1])" office:value-type="float" office:value="0.128205128205128" calcext:value-type="float">
            <text:p>0.128205128205128</text:p>
          </table:table-cell>
          <table:table-cell table:formula="of:=([.C14]-[.$C$1])/([.$C$2]-[.$C$1])" office:value-type="float" office:value="0.875" calcext:value-type="float">
            <text:p>0.875</text:p>
          </table:table-cell>
          <table:table-cell/>
          <table:table-cell table:formula="of:=+[.E14]-0.5" office:value-type="float" office:value="-0.371794871794872" calcext:value-type="float">
            <text:p>-0.371794871794872</text:p>
          </table:table-cell>
          <table:table-cell table:formula="of:=+[.F14]-0.5" office:value-type="float" office:value="0.375" calcext:value-type="float">
            <text:p>0.375</text:p>
          </table:table-cell>
          <table:table-cell table:formula="of:=+[.H14]+[.I14]" office:value-type="float" office:value="0.0032051282051283" calcext:value-type="float">
            <text:p>0.003205128205128</text:p>
          </table:table-cell>
        </table:table-row>
        <table:table-row table:style-name="ro1">
          <table:table-cell table:formula="of:=+[.A14]+1"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8" calcext:value-type="float">
            <text:p>0.8</text:p>
          </table:table-cell>
          <table:table-cell/>
          <table:table-cell table:formula="of:=([.B15]-[.$B$1])/([.$B$2]-[.$B$1])" office:value-type="float" office:value="0.0512820512820513" calcext:value-type="float">
            <text:p>0.051282051282051</text:p>
          </table:table-cell>
          <table:table-cell table:formula="of:=([.C15]-[.$C$1])/([.$C$2]-[.$C$1])" office:value-type="float" office:value="0.5" calcext:value-type="float">
            <text:p>0.5</text:p>
          </table:table-cell>
          <table:table-cell/>
          <table:table-cell table:formula="of:=+[.E15]-0.5" office:value-type="float" office:value="-0.448717948717949" calcext:value-type="float">
            <text:p>-0.448717948717949</text:p>
          </table:table-cell>
          <table:table-cell table:formula="of:=+[.F15]-0.5" office:value-type="float" office:value="0" calcext:value-type="float">
            <text:p>0</text:p>
          </table:table-cell>
          <table:table-cell table:formula="of:=+[.H15]+[.I15]" office:value-type="float" office:value="-0.448717948717949" calcext:value-type="float">
            <text:p>-0.448717948717949</text:p>
          </table:table-cell>
        </table:table-row>
        <table:table-row table:style-name="ro1">
          <table:table-cell table:formula="of:=+[.A15]+1"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table:style-name="Default" office:value-type="float" office:value="0.65" calcext:value-type="float">
            <text:p>0.65</text:p>
          </table:table-cell>
          <table:table-cell/>
          <table:table-cell table:formula="of:=([.B16]-[.$B$1])/([.$B$2]-[.$B$1])" office:value-type="float" office:value="0.0128205128205128" calcext:value-type="float">
            <text:p>0.012820512820513</text:p>
          </table:table-cell>
          <table:table-cell table:formula="of:=([.C16]-[.$C$1])/([.$C$2]-[.$C$1])" office:value-type="float" office:value="0.3125" calcext:value-type="float">
            <text:p>0.3125</text:p>
          </table:table-cell>
          <table:table-cell/>
          <table:table-cell table:formula="of:=+[.E16]-0.5" office:value-type="float" office:value="-0.487179487179487" calcext:value-type="float">
            <text:p>-0.487179487179487</text:p>
          </table:table-cell>
          <table:table-cell table:formula="of:=+[.F16]-0.5" office:value-type="float" office:value="-0.1875" calcext:value-type="float">
            <text:p>-0.1875</text:p>
          </table:table-cell>
          <table:table-cell table:formula="of:=+[.H16]+[.I16]" office:value-type="float" office:value="-0.674679487179487" calcext:value-type="float">
            <text:p>-0.674679487179487</text:p>
          </table:table-cell>
        </table:table-row>
        <table:table-row table:style-name="ro1">
          <table:table-cell table:formula="of:=+[.A16]+1"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.59" calcext:value-type="float">
            <text:p>0.59</text:p>
          </table:table-cell>
          <table:table-cell/>
          <table:table-cell table:formula="of:=([.B17]-[.$B$1])/([.$B$2]-[.$B$1])" office:value-type="float" office:value="0" calcext:value-type="float">
            <text:p>0</text:p>
          </table:table-cell>
          <table:table-cell table:formula="of:=([.C17]-[.$C$1])/([.$C$2]-[.$C$1])" office:value-type="float" office:value="0.2375" calcext:value-type="float">
            <text:p>0.2375</text:p>
          </table:table-cell>
          <table:table-cell/>
          <table:table-cell table:formula="of:=+[.E17]-0.5" office:value-type="float" office:value="-0.5" calcext:value-type="float">
            <text:p>-0.5</text:p>
          </table:table-cell>
          <table:table-cell table:formula="of:=+[.F17]-0.5" office:value-type="float" office:value="-0.2625" calcext:value-type="float">
            <text:p>-0.2625</text:p>
          </table:table-cell>
          <table:table-cell table:formula="of:=+[.H17]+[.I17]" office:value-type="float" office:value="-0.7625" calcext:value-type="float">
            <text:p>-0.7625</text:p>
          </table:table-cell>
        </table:table-row>
        <table:table-row table:style-name="ro1">
          <table:table-cell table:formula="of:=+[.A17]+1" office:value-type="float" office:value="14" calcext:value-type="float">
            <text:p>14</text:p>
          </table:table-cell>
          <table:table-cell office:value-type="float" office:value="0.225" calcext:value-type="float">
            <text:p>0.225</text:p>
          </table:table-cell>
          <table:table-cell table:style-name="Default" office:value-type="float" office:value="0.54" calcext:value-type="float">
            <text:p>0.54</text:p>
          </table:table-cell>
          <table:table-cell/>
          <table:table-cell table:formula="of:=([.B18]-[.$B$1])/([.$B$2]-[.$B$1])" office:value-type="float" office:value="0.00641025641025641" calcext:value-type="float">
            <text:p>0.006410256410256</text:p>
          </table:table-cell>
          <table:table-cell table:formula="of:=([.C18]-[.$C$1])/([.$C$2]-[.$C$1])" office:value-type="float" office:value="0.175" calcext:value-type="float">
            <text:p>0.175</text:p>
          </table:table-cell>
          <table:table-cell/>
          <table:table-cell table:formula="of:=+[.E18]-0.5" office:value-type="float" office:value="-0.493589743589744" calcext:value-type="float">
            <text:p>-0.493589743589744</text:p>
          </table:table-cell>
          <table:table-cell table:formula="of:=+[.F18]-0.5" office:value-type="float" office:value="-0.325" calcext:value-type="float">
            <text:p>-0.325</text:p>
          </table:table-cell>
          <table:table-cell table:formula="of:=+[.H18]+[.I18]" office:value-type="float" office:value="-0.818589743589743" calcext:value-type="float">
            <text:p>-0.818589743589743</text:p>
          </table:table-cell>
        </table:table-row>
        <table:table-row table:style-name="ro1">
          <table:table-cell table:formula="of:=+[.A18]+1" office:value-type="float" office:value="15" calcext:value-type="float">
            <text:p>15</text:p>
          </table:table-cell>
          <table:table-cell office:value-type="float" office:value="0.28" calcext:value-type="float">
            <text:p>0.28</text:p>
          </table:table-cell>
          <table:table-cell table:style-name="Default" office:value-type="float" office:value="0.51" calcext:value-type="float">
            <text:p>0.51</text:p>
          </table:table-cell>
          <table:table-cell/>
          <table:table-cell table:formula="of:=([.B19]-[.$B$1])/([.$B$2]-[.$B$1])" office:value-type="float" office:value="0.0205128205128205" calcext:value-type="float">
            <text:p>0.020512820512821</text:p>
          </table:table-cell>
          <table:table-cell table:formula="of:=([.C19]-[.$C$1])/([.$C$2]-[.$C$1])" office:value-type="float" office:value="0.1375" calcext:value-type="float">
            <text:p>0.1375</text:p>
          </table:table-cell>
          <table:table-cell/>
          <table:table-cell table:formula="of:=+[.E19]-0.5" office:value-type="float" office:value="-0.47948717948718" calcext:value-type="float">
            <text:p>-0.47948717948718</text:p>
          </table:table-cell>
          <table:table-cell table:formula="of:=+[.F19]-0.5" office:value-type="float" office:value="-0.3625" calcext:value-type="float">
            <text:p>-0.3625</text:p>
          </table:table-cell>
          <table:table-cell table:formula="of:=+[.H19]+[.I19]" office:value-type="float" office:value="-0.84198717948718" calcext:value-type="float">
            <text:p>-0.84198717948718</text:p>
          </table:table-cell>
        </table:table-row>
        <table:table-row table:style-name="ro1">
          <table:table-cell table:formula="of:=+[.A19]+1"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49" calcext:value-type="float">
            <text:p>0.49</text:p>
          </table:table-cell>
          <table:table-cell/>
          <table:table-cell table:formula="of:=([.B20]-[.$B$1])/([.$B$2]-[.$B$1])" office:value-type="float" office:value="0.0512820512820513" calcext:value-type="float">
            <text:p>0.051282051282051</text:p>
          </table:table-cell>
          <table:table-cell table:formula="of:=([.C20]-[.$C$1])/([.$C$2]-[.$C$1])" office:value-type="float" office:value="0.1125" calcext:value-type="float">
            <text:p>0.1125</text:p>
          </table:table-cell>
          <table:table-cell/>
          <table:table-cell table:formula="of:=+[.E20]-0.5" office:value-type="float" office:value="-0.448717948717949" calcext:value-type="float">
            <text:p>-0.448717948717949</text:p>
          </table:table-cell>
          <table:table-cell table:formula="of:=+[.F20]-0.5" office:value-type="float" office:value="-0.3875" calcext:value-type="float">
            <text:p>-0.3875</text:p>
          </table:table-cell>
          <table:table-cell table:formula="of:=+[.H20]+[.I20]" office:value-type="float" office:value="-0.836217948717949" calcext:value-type="float">
            <text:p>-0.836217948717949</text:p>
          </table:table-cell>
        </table:table-row>
        <table:table-row table:style-name="ro1">
          <table:table-cell table:formula="of:=+[.A20]+1" office:value-type="float" office:value="17" calcext:value-type="float">
            <text:p>17</text:p>
          </table:table-cell>
          <table:table-cell table:style-name="ce3" table:formula="of:=+[.B5]" office:value-type="float" office:value="0.5" calcext:value-type="float">
            <text:p>0.5</text:p>
          </table:table-cell>
          <table:table-cell table:formula="of:=+[.C5]" office:value-type="float" office:value="0.47" calcext:value-type="float">
            <text:p>0.47</text:p>
          </table:table-cell>
          <table:table-cell/>
          <table:table-cell table:formula="of:=([.B21]-[.$B$1])/([.$B$2]-[.$B$1])" office:value-type="float" office:value="0.0769230769230769" calcext:value-type="float">
            <text:p>0.076923076923077</text:p>
          </table:table-cell>
          <table:table-cell table:formula="of:=([.C21]-[.$C$1])/([.$C$2]-[.$C$1])" office:value-type="float" office:value="0.0875" calcext:value-type="float">
            <text:p>0.0875</text:p>
          </table:table-cell>
          <table:table-cell/>
          <table:table-cell table:formula="of:=+[.E21]-0.5" office:value-type="float" office:value="-0.423076923076923" calcext:value-type="float">
            <text:p>-0.423076923076923</text:p>
          </table:table-cell>
          <table:table-cell table:formula="of:=+[.F21]-0.5" office:value-type="float" office:value="-0.4125" calcext:value-type="float">
            <text:p>-0.4125</text:p>
          </table:table-cell>
          <table:table-cell table:formula="of:=+[.H21]+[.I21]" office:value-type="float" office:value="-0.835576923076923" calcext:value-type="float">
            <text:p>-0.835576923076923</text:p>
          </table:table-cell>
        </table:table-row>
        <table:table-row table:style-name="ro1">
          <table:table-cell table:formula="of:=+[.A21]+1" office:value-type="float" office:value="18" calcext:value-type="float">
            <text:p>18</text:p>
          </table:table-cell>
          <table:table-cell table:style-name="ce3" table:formula="of:=+[.B6]" office:value-type="float" office:value="0.65" calcext:value-type="float">
            <text:p>0.65</text:p>
          </table:table-cell>
          <table:table-cell table:formula="of:=+[.C6]" office:value-type="float" office:value="0.45" calcext:value-type="float">
            <text:p>0.45</text:p>
          </table:table-cell>
          <table:table-cell/>
          <table:table-cell table:formula="of:=([.B22]-[.$B$1])/([.$B$2]-[.$B$1])" office:value-type="float" office:value="0.115384615384615" calcext:value-type="float">
            <text:p>0.115384615384615</text:p>
          </table:table-cell>
          <table:table-cell table:formula="of:=([.C22]-[.$C$1])/([.$C$2]-[.$C$1])" office:value-type="float" office:value="0.0625" calcext:value-type="float">
            <text:p>0.0625</text:p>
          </table:table-cell>
          <table:table-cell/>
          <table:table-cell table:formula="of:=+[.E22]-0.5" office:value-type="float" office:value="-0.384615384615385" calcext:value-type="float">
            <text:p>-0.384615384615385</text:p>
          </table:table-cell>
          <table:table-cell table:formula="of:=+[.F22]-0.5" office:value-type="float" office:value="-0.4375" calcext:value-type="float">
            <text:p>-0.4375</text:p>
          </table:table-cell>
          <table:table-cell table:formula="of:=+[.H22]+[.I22]" office:value-type="float" office:value="-0.822115384615385" calcext:value-type="float">
            <text:p>-0.822115384615385</text:p>
          </table:table-cell>
        </table:table-row>
        <table:table-row table:style-name="ro1">
          <table:table-cell table:formula="of:=+[.A22]+1" office:value-type="float" office:value="19" calcext:value-type="float">
            <text:p>19</text:p>
          </table:table-cell>
          <table:table-cell table:style-name="ce3" table:formula="of:=+[.B7]" office:value-type="float" office:value="1" calcext:value-type="float">
            <text:p>1</text:p>
          </table:table-cell>
          <table:table-cell table:formula="of:=+[.C7]" office:value-type="float" office:value="0.42" calcext:value-type="float">
            <text:p>0.42</text:p>
          </table:table-cell>
          <table:table-cell/>
          <table:table-cell table:formula="of:=([.B23]-[.$B$1])/([.$B$2]-[.$B$1])" office:value-type="float" office:value="0.205128205128205" calcext:value-type="float">
            <text:p>0.205128205128205</text:p>
          </table:table-cell>
          <table:table-cell table:formula="of:=([.C23]-[.$C$1])/([.$C$2]-[.$C$1])" office:value-type="float" office:value="0.025" calcext:value-type="float">
            <text:p>0.025</text:p>
          </table:table-cell>
          <table:table-cell/>
          <table:table-cell table:formula="of:=+[.E23]-0.5" office:value-type="float" office:value="-0.294871794871795" calcext:value-type="float">
            <text:p>-0.294871794871795</text:p>
          </table:table-cell>
          <table:table-cell table:formula="of:=+[.F23]-0.5" office:value-type="float" office:value="-0.475" calcext:value-type="float">
            <text:p>-0.475</text:p>
          </table:table-cell>
          <table:table-cell table:formula="of:=+[.H23]+[.I23]" office:value-type="float" office:value="-0.769871794871795" calcext:value-type="float">
            <text:p>-0.769871794871795</text:p>
          </table:table-cell>
        </table:table-row>
        <table:table-row table:style-name="ro1">
          <table:table-cell table:formula="of:=+[.A23]+1" office:value-type="float" office:value="20" calcext:value-type="float">
            <text:p>20</text:p>
          </table:table-cell>
          <table:table-cell table:style-name="ce3" table:formula="of:=+[.B8]" office:value-type="float" office:value="1.6" calcext:value-type="float">
            <text:p>1.6</text:p>
          </table:table-cell>
          <table:table-cell table:formula="of:=+[.C8]" office:value-type="float" office:value="0.4" calcext:value-type="float">
            <text:p>0.4</text:p>
          </table:table-cell>
          <table:table-cell/>
          <table:table-cell table:formula="of:=([.B24]-[.$B$1])/([.$B$2]-[.$B$1])" office:value-type="float" office:value="0.358974358974359" calcext:value-type="float">
            <text:p>0.358974358974359</text:p>
          </table:table-cell>
          <table:table-cell table:formula="of:=([.C24]-[.$C$1])/([.$C$2]-[.$C$1])" office:value-type="float" office:value="0" calcext:value-type="float">
            <text:p>0</text:p>
          </table:table-cell>
          <table:table-cell/>
          <table:table-cell table:formula="of:=+[.E24]-0.5" office:value-type="float" office:value="-0.141025641025641" calcext:value-type="float">
            <text:p>-0.141025641025641</text:p>
          </table:table-cell>
          <table:table-cell table:formula="of:=+[.F24]-0.5" office:value-type="float" office:value="-0.5" calcext:value-type="float">
            <text:p>-0.5</text:p>
          </table:table-cell>
          <table:table-cell table:formula="of:=+[.H24]+[.I24]" office:value-type="float" office:value="-0.641025641025641" calcext:value-type="float">
            <text:p>-0.641025641025641</text:p>
          </table:table-cell>
        </table:table-row>
        <table:table-row table:style-name="ro1">
          <table:table-cell table:formula="of:=+[.A24]+1" office:value-type="float" office:value="21" calcext:value-type="float">
            <text:p>21</text:p>
          </table:table-cell>
          <table:table-cell table:style-name="ce3" table:formula="of:=+[.B9]" office:value-type="float" office:value="2.75" calcext:value-type="float">
            <text:p>2.75</text:p>
          </table:table-cell>
          <table:table-cell table:formula="of:=+[.C9]" office:value-type="float" office:value="0.43" calcext:value-type="float">
            <text:p>0.43</text:p>
          </table:table-cell>
          <table:table-cell/>
          <table:table-cell table:formula="of:=([.B25]-[.$B$1])/([.$B$2]-[.$B$1])" office:value-type="float" office:value="0.653846153846154" calcext:value-type="float">
            <text:p>0.653846153846154</text:p>
          </table:table-cell>
          <table:table-cell table:formula="of:=([.C25]-[.$C$1])/([.$C$2]-[.$C$1])" office:value-type="float" office:value="0.0375" calcext:value-type="float">
            <text:p>0.0375</text:p>
          </table:table-cell>
          <table:table-cell/>
          <table:table-cell table:formula="of:=+[.E25]-0.5" office:value-type="float" office:value="0.153846153846154" calcext:value-type="float">
            <text:p>0.153846153846154</text:p>
          </table:table-cell>
          <table:table-cell table:formula="of:=+[.F25]-0.5" office:value-type="float" office:value="-0.4625" calcext:value-type="float">
            <text:p>-0.4625</text:p>
          </table:table-cell>
          <table:table-cell table:formula="of:=+[.H25]+[.I25]" office:value-type="float" office:value="-0.308653846153846" calcext:value-type="float">
            <text:p>-0.308653846153846</text:p>
          </table:table-cell>
        </table:table-row>
        <table:table-row table:style-name="ro1">
          <table:table-cell table:formula="of:=+[.A25]+1" office:value-type="float" office:value="22" calcext:value-type="float">
            <text:p>22</text:p>
          </table:table-cell>
          <table:table-cell table:style-name="ce3" table:formula="of:=+[.B10]" office:value-type="float" office:value="3.9" calcext:value-type="float">
            <text:p>3.9</text:p>
          </table:table-cell>
          <table:table-cell table:formula="of:=+[.C10]" office:value-type="float" office:value="0.51" calcext:value-type="float">
            <text:p>0.51</text:p>
          </table:table-cell>
          <table:table-cell/>
          <table:table-cell table:formula="of:=([.B26]-[.$B$1])/([.$B$2]-[.$B$1])" office:value-type="float" office:value="0.948717948717949" calcext:value-type="float">
            <text:p>0.948717948717949</text:p>
          </table:table-cell>
          <table:table-cell table:formula="of:=([.C26]-[.$C$1])/([.$C$2]-[.$C$1])" office:value-type="float" office:value="0.1375" calcext:value-type="float">
            <text:p>0.1375</text:p>
          </table:table-cell>
          <table:table-cell/>
          <table:table-cell table:formula="of:=+[.E26]-0.5" office:value-type="float" office:value="0.448717948717949" calcext:value-type="float">
            <text:p>0.448717948717949</text:p>
          </table:table-cell>
          <table:table-cell table:formula="of:=+[.F26]-0.5" office:value-type="float" office:value="-0.3625" calcext:value-type="float">
            <text:p>-0.3625</text:p>
          </table:table-cell>
          <table:table-cell table:formula="of:=+[.H26]+[.I26]" office:value-type="float" office:value="0.0862179487179487" calcext:value-type="float">
            <text:p>0.086217948717949</text:p>
          </table:table-cell>
        </table:table-row>
        <table:table-row table:style-name="ro1">
          <table:table-cell table:formula="of:=+[.A26]+1" office:value-type="float" office:value="23" calcext:value-type="float">
            <text:p>23</text:p>
          </table:table-cell>
          <table:table-cell table:style-name="ce3" table:formula="of:=+[.B11]" office:value-type="float" office:value="4.1" calcext:value-type="float">
            <text:p>4.1</text:p>
          </table:table-cell>
          <table:table-cell table:formula="of:=+[.C11]" office:value-type="float" office:value="0.7" calcext:value-type="float">
            <text:p>0.7</text:p>
          </table:table-cell>
          <table:table-cell/>
          <table:table-cell table:formula="of:=([.B27]-[.$B$1])/([.$B$2]-[.$B$1])" office:value-type="float" office:value="1" calcext:value-type="float">
            <text:p>1</text:p>
          </table:table-cell>
          <table:table-cell table:formula="of:=([.C27]-[.$C$1])/([.$C$2]-[.$C$1])" office:value-type="float" office:value="0.375" calcext:value-type="float">
            <text:p>0.375</text:p>
          </table:table-cell>
          <table:table-cell/>
          <table:table-cell table:formula="of:=+[.E27]-0.5" office:value-type="float" office:value="0.5" calcext:value-type="float">
            <text:p>0.5</text:p>
          </table:table-cell>
          <table:table-cell table:formula="of:=+[.F27]-0.5" office:value-type="float" office:value="-0.125" calcext:value-type="float">
            <text:p>-0.125</text:p>
          </table:table-cell>
          <table:table-cell table:formula="of:=+[.H27]+[.I27]" office:value-type="float" office:value="0.375" calcext:value-type="float">
            <text:p>0.375</text:p>
          </table:table-cell>
        </table:table-row>
        <table:table-row table:style-name="ro1">
          <table:table-cell table:formula="of:=+[.A27]+1" office:value-type="float" office:value="24" calcext:value-type="float">
            <text:p>24</text:p>
          </table:table-cell>
          <table:table-cell table:style-name="ce3" table:formula="of:=+[.B12]" office:value-type="float" office:value="2.7" calcext:value-type="float">
            <text:p>2.7</text:p>
          </table:table-cell>
          <table:table-cell table:formula="of:=+[.C12]" office:value-type="float" office:value="1.1" calcext:value-type="float">
            <text:p>1.1</text:p>
          </table:table-cell>
          <table:table-cell/>
          <table:table-cell table:formula="of:=([.B28]-[.$B$1])/([.$B$2]-[.$B$1])" office:value-type="float" office:value="0.641025641025641" calcext:value-type="float">
            <text:p>0.641025641025641</text:p>
          </table:table-cell>
          <table:table-cell table:formula="of:=([.C28]-[.$C$1])/([.$C$2]-[.$C$1])" office:value-type="float" office:value="0.875" calcext:value-type="float">
            <text:p>0.875</text:p>
          </table:table-cell>
          <table:table-cell/>
          <table:table-cell table:formula="of:=+[.E28]-0.5" office:value-type="float" office:value="0.141025641025641" calcext:value-type="float">
            <text:p>0.141025641025641</text:p>
          </table:table-cell>
          <table:table-cell table:formula="of:=+[.F28]-0.5" office:value-type="float" office:value="0.375" calcext:value-type="float">
            <text:p>0.375</text:p>
          </table:table-cell>
          <table:table-cell table:formula="of:=+[.H28]+[.I28]" office:value-type="float" office:value="0.516025641025641" calcext:value-type="float">
            <text:p>0.516025641025641</text:p>
          </table:table-cell>
        </table:table-row>
        <table:table-row table:style-name="ro1">
          <table:table-cell table:formula="of:=+[.A28]+1" office:value-type="float" office:value="25" calcext:value-type="float">
            <text:p>25</text:p>
          </table:table-cell>
          <table:table-cell table:style-name="ce3" table:formula="of:=+[.B13]" office:value-type="float" office:value="1.75" calcext:value-type="float">
            <text:p>1.75</text:p>
          </table:table-cell>
          <table:table-cell table:formula="of:=+[.C13]" office:value-type="float" office:value="1.2" calcext:value-type="float">
            <text:p>1.2</text:p>
          </table:table-cell>
          <table:table-cell/>
          <table:table-cell table:formula="of:=([.B29]-[.$B$1])/([.$B$2]-[.$B$1])" office:value-type="float" office:value="0.397435897435897" calcext:value-type="float">
            <text:p>0.397435897435897</text:p>
          </table:table-cell>
          <table:table-cell table:formula="of:=([.C29]-[.$C$1])/([.$C$2]-[.$C$1])" office:value-type="float" office:value="1" calcext:value-type="float">
            <text:p>1</text:p>
          </table:table-cell>
          <table:table-cell/>
          <table:table-cell table:formula="of:=+[.E29]-0.5" office:value-type="float" office:value="-0.102564102564102" calcext:value-type="float">
            <text:p>-0.102564102564102</text:p>
          </table:table-cell>
          <table:table-cell table:formula="of:=+[.F29]-0.5" office:value-type="float" office:value="0.5" calcext:value-type="float">
            <text:p>0.5</text:p>
          </table:table-cell>
          <table:table-cell table:formula="of:=+[.H29]+[.I29]" office:value-type="float" office:value="0.397435897435897" calcext:value-type="float">
            <text:p>0.397435897435897</text:p>
          </table:table-cell>
        </table:table-row>
        <table:table-row table:style-name="ro1">
          <table:table-cell table:formula="of:=+[.A29]+1" office:value-type="float" office:value="26" calcext:value-type="float">
            <text:p>26</text:p>
          </table:table-cell>
          <table:table-cell table:style-name="ce3" table:formula="of:=+[.B14]" office:value-type="float" office:value="0.7" calcext:value-type="float">
            <text:p>0.7</text:p>
          </table:table-cell>
          <table:table-cell table:formula="of:=+[.C14]" office:value-type="float" office:value="1.1" calcext:value-type="float">
            <text:p>1.1</text:p>
          </table:table-cell>
          <table:table-cell/>
          <table:table-cell table:formula="of:=([.B30]-[.$B$1])/([.$B$2]-[.$B$1])" office:value-type="float" office:value="0.128205128205128" calcext:value-type="float">
            <text:p>0.128205128205128</text:p>
          </table:table-cell>
          <table:table-cell table:formula="of:=([.C30]-[.$C$1])/([.$C$2]-[.$C$1])" office:value-type="float" office:value="0.875" calcext:value-type="float">
            <text:p>0.875</text:p>
          </table:table-cell>
          <table:table-cell/>
          <table:table-cell table:formula="of:=+[.E30]-0.5" office:value-type="float" office:value="-0.371794871794872" calcext:value-type="float">
            <text:p>-0.371794871794872</text:p>
          </table:table-cell>
          <table:table-cell table:formula="of:=+[.F30]-0.5" office:value-type="float" office:value="0.375" calcext:value-type="float">
            <text:p>0.375</text:p>
          </table:table-cell>
          <table:table-cell table:formula="of:=+[.H30]+[.I30]" office:value-type="float" office:value="0.0032051282051283" calcext:value-type="float">
            <text:p>0.003205128205128</text:p>
          </table:table-cell>
        </table:table-row>
        <table:table-row table:style-name="ro1">
          <table:table-cell table:formula="of:=+[.A30]+1" office:value-type="float" office:value="27" calcext:value-type="float">
            <text:p>27</text:p>
          </table:table-cell>
          <table:table-cell table:style-name="ce3" table:formula="of:=+[.B15]" office:value-type="float" office:value="0.4" calcext:value-type="float">
            <text:p>0.4</text:p>
          </table:table-cell>
          <table:table-cell table:formula="of:=+[.C15]" office:value-type="float" office:value="0.8" calcext:value-type="float">
            <text:p>0.8</text:p>
          </table:table-cell>
          <table:table-cell/>
          <table:table-cell table:formula="of:=([.B31]-[.$B$1])/([.$B$2]-[.$B$1])" office:value-type="float" office:value="0.0512820512820513" calcext:value-type="float">
            <text:p>0.051282051282051</text:p>
          </table:table-cell>
          <table:table-cell table:formula="of:=([.C31]-[.$C$1])/([.$C$2]-[.$C$1])" office:value-type="float" office:value="0.5" calcext:value-type="float">
            <text:p>0.5</text:p>
          </table:table-cell>
          <table:table-cell/>
          <table:table-cell table:formula="of:=+[.E31]-0.5" office:value-type="float" office:value="-0.448717948717949" calcext:value-type="float">
            <text:p>-0.448717948717949</text:p>
          </table:table-cell>
          <table:table-cell table:formula="of:=+[.F31]-0.5" office:value-type="float" office:value="0" calcext:value-type="float">
            <text:p>0</text:p>
          </table:table-cell>
          <table:table-cell table:formula="of:=+[.H31]+[.I31]" office:value-type="float" office:value="-0.448717948717949" calcext:value-type="float">
            <text:p>-0.448717948717949</text:p>
          </table:table-cell>
        </table:table-row>
        <table:table-row table:style-name="ro1">
          <table:table-cell table:formula="of:=+[.A31]+1" office:value-type="float" office:value="28" calcext:value-type="float">
            <text:p>28</text:p>
          </table:table-cell>
          <table:table-cell table:style-name="ce3" table:formula="of:=+[.B16]" office:value-type="float" office:value="0.25" calcext:value-type="float">
            <text:p>0.25</text:p>
          </table:table-cell>
          <table:table-cell table:formula="of:=+[.C16]" office:value-type="float" office:value="0.65" calcext:value-type="float">
            <text:p>0.65</text:p>
          </table:table-cell>
          <table:table-cell/>
          <table:table-cell table:formula="of:=([.B32]-[.$B$1])/([.$B$2]-[.$B$1])" office:value-type="float" office:value="0.0128205128205128" calcext:value-type="float">
            <text:p>0.012820512820513</text:p>
          </table:table-cell>
          <table:table-cell table:formula="of:=([.C32]-[.$C$1])/([.$C$2]-[.$C$1])" office:value-type="float" office:value="0.3125" calcext:value-type="float">
            <text:p>0.3125</text:p>
          </table:table-cell>
          <table:table-cell/>
          <table:table-cell table:formula="of:=+[.E32]-0.5" office:value-type="float" office:value="-0.487179487179487" calcext:value-type="float">
            <text:p>-0.487179487179487</text:p>
          </table:table-cell>
          <table:table-cell table:formula="of:=+[.F32]-0.5" office:value-type="float" office:value="-0.1875" calcext:value-type="float">
            <text:p>-0.1875</text:p>
          </table:table-cell>
          <table:table-cell table:formula="of:=+[.H32]+[.I32]" office:value-type="float" office:value="-0.674679487179487" calcext:value-type="float">
            <text:p>-0.674679487179487</text:p>
          </table:table-cell>
        </table:table-row>
        <table:table-row table:style-name="ro1">
          <table:table-cell table:formula="of:=+[.A32]+1" office:value-type="float" office:value="29" calcext:value-type="float">
            <text:p>29</text:p>
          </table:table-cell>
          <table:table-cell table:style-name="ce3" table:formula="of:=+[.B17]" office:value-type="float" office:value="0.2" calcext:value-type="float">
            <text:p>0.2</text:p>
          </table:table-cell>
          <table:table-cell table:formula="of:=+[.C17]" office:value-type="float" office:value="0.59" calcext:value-type="float">
            <text:p>0.59</text:p>
          </table:table-cell>
          <table:table-cell/>
          <table:table-cell table:formula="of:=([.B33]-[.$B$1])/([.$B$2]-[.$B$1])" office:value-type="float" office:value="0" calcext:value-type="float">
            <text:p>0</text:p>
          </table:table-cell>
          <table:table-cell table:formula="of:=([.C33]-[.$C$1])/([.$C$2]-[.$C$1])" office:value-type="float" office:value="0.2375" calcext:value-type="float">
            <text:p>0.2375</text:p>
          </table:table-cell>
          <table:table-cell/>
          <table:table-cell table:formula="of:=+[.E33]-0.5" office:value-type="float" office:value="-0.5" calcext:value-type="float">
            <text:p>-0.5</text:p>
          </table:table-cell>
          <table:table-cell table:formula="of:=+[.F33]-0.5" office:value-type="float" office:value="-0.2625" calcext:value-type="float">
            <text:p>-0.2625</text:p>
          </table:table-cell>
          <table:table-cell table:formula="of:=+[.H33]+[.I33]" office:value-type="float" office:value="-0.7625" calcext:value-type="float">
            <text:p>-0.7625</text:p>
          </table:table-cell>
        </table:table-row>
        <table:table-row table:style-name="ro1">
          <table:table-cell table:formula="of:=+[.A33]+1" office:value-type="float" office:value="30" calcext:value-type="float">
            <text:p>30</text:p>
          </table:table-cell>
          <table:table-cell table:style-name="ce3" table:formula="of:=+[.B18]" office:value-type="float" office:value="0.225" calcext:value-type="float">
            <text:p>0.225</text:p>
          </table:table-cell>
          <table:table-cell table:formula="of:=+[.C18]" office:value-type="float" office:value="0.54" calcext:value-type="float">
            <text:p>0.54</text:p>
          </table:table-cell>
          <table:table-cell/>
          <table:table-cell table:formula="of:=([.B34]-[.$B$1])/([.$B$2]-[.$B$1])" office:value-type="float" office:value="0.00641025641025641" calcext:value-type="float">
            <text:p>0.006410256410256</text:p>
          </table:table-cell>
          <table:table-cell table:formula="of:=([.C34]-[.$C$1])/([.$C$2]-[.$C$1])" office:value-type="float" office:value="0.175" calcext:value-type="float">
            <text:p>0.175</text:p>
          </table:table-cell>
          <table:table-cell/>
          <table:table-cell table:formula="of:=+[.E34]-0.5" office:value-type="float" office:value="-0.493589743589744" calcext:value-type="float">
            <text:p>-0.493589743589744</text:p>
          </table:table-cell>
          <table:table-cell table:formula="of:=+[.F34]-0.5" office:value-type="float" office:value="-0.325" calcext:value-type="float">
            <text:p>-0.325</text:p>
          </table:table-cell>
          <table:table-cell table:formula="of:=+[.H34]+[.I34]" office:value-type="float" office:value="-0.818589743589743" calcext:value-type="float">
            <text:p>-0.818589743589743</text:p>
          </table:table-cell>
        </table:table-row>
        <table:table-row table:style-name="ro1">
          <table:table-cell table:formula="of:=+[.A34]+1" office:value-type="float" office:value="31" calcext:value-type="float">
            <text:p>31</text:p>
          </table:table-cell>
          <table:table-cell table:style-name="ce3" table:formula="of:=+[.B19]" office:value-type="float" office:value="0.28" calcext:value-type="float">
            <text:p>0.28</text:p>
          </table:table-cell>
          <table:table-cell table:formula="of:=+[.C19]" office:value-type="float" office:value="0.51" calcext:value-type="float">
            <text:p>0.51</text:p>
          </table:table-cell>
          <table:table-cell/>
          <table:table-cell table:formula="of:=([.B35]-[.$B$1])/([.$B$2]-[.$B$1])" office:value-type="float" office:value="0.0205128205128205" calcext:value-type="float">
            <text:p>0.020512820512821</text:p>
          </table:table-cell>
          <table:table-cell table:formula="of:=([.C35]-[.$C$1])/([.$C$2]-[.$C$1])" office:value-type="float" office:value="0.1375" calcext:value-type="float">
            <text:p>0.1375</text:p>
          </table:table-cell>
          <table:table-cell/>
          <table:table-cell table:formula="of:=+[.E35]-0.5" office:value-type="float" office:value="-0.47948717948718" calcext:value-type="float">
            <text:p>-0.47948717948718</text:p>
          </table:table-cell>
          <table:table-cell table:formula="of:=+[.F35]-0.5" office:value-type="float" office:value="-0.3625" calcext:value-type="float">
            <text:p>-0.3625</text:p>
          </table:table-cell>
          <table:table-cell table:formula="of:=+[.H35]+[.I35]" office:value-type="float" office:value="-0.84198717948718" calcext:value-type="float">
            <text:p>-0.84198717948718</text:p>
          </table:table-cell>
        </table:table-row>
        <table:table-row table:style-name="ro1">
          <table:table-cell table:formula="of:=+[.A35]+1" office:value-type="float" office:value="32" calcext:value-type="float">
            <text:p>32</text:p>
          </table:table-cell>
          <table:table-cell table:style-name="ce3" table:formula="of:=+[.B20]" office:value-type="float" office:value="0.4" calcext:value-type="float">
            <text:p>0.4</text:p>
          </table:table-cell>
          <table:table-cell table:formula="of:=+[.C20]" office:value-type="float" office:value="0.49" calcext:value-type="float">
            <text:p>0.49</text:p>
          </table:table-cell>
          <table:table-cell/>
          <table:table-cell table:formula="of:=([.B36]-[.$B$1])/([.$B$2]-[.$B$1])" office:value-type="float" office:value="0.0512820512820513" calcext:value-type="float">
            <text:p>0.051282051282051</text:p>
          </table:table-cell>
          <table:table-cell table:formula="of:=([.C36]-[.$C$1])/([.$C$2]-[.$C$1])" office:value-type="float" office:value="0.1125" calcext:value-type="float">
            <text:p>0.1125</text:p>
          </table:table-cell>
          <table:table-cell/>
          <table:table-cell table:formula="of:=+[.E36]-0.5" office:value-type="float" office:value="-0.448717948717949" calcext:value-type="float">
            <text:p>-0.448717948717949</text:p>
          </table:table-cell>
          <table:table-cell table:formula="of:=+[.F36]-0.5" office:value-type="float" office:value="-0.3875" calcext:value-type="float">
            <text:p>-0.3875</text:p>
          </table:table-cell>
          <table:table-cell table:formula="of:=+[.H36]+[.I36]" office:value-type="float" office:value="-0.836217948717949" calcext:value-type="float">
            <text:p>-0.836217948717949</text:p>
          </table:table-cell>
        </table:table-row>
        <table:table-row table:style-name="ro1">
          <table:table-cell table:formula="of:=+[.A36]+1" office:value-type="float" office:value="33" calcext:value-type="float">
            <text:p>33</text:p>
          </table:table-cell>
          <table:table-cell table:formula="of:=+[.B5]" office:value-type="float" office:value="0.5" calcext:value-type="float">
            <text:p>0.5</text:p>
          </table:table-cell>
          <table:table-cell table:style-name="ce2" table:formula="of:=+[.C5]" office:value-type="float" office:value="0.47" calcext:value-type="float">
            <text:p>0.47</text:p>
          </table:table-cell>
          <table:table-cell/>
          <table:table-cell table:formula="of:=([.B37]-[.$B$1])/([.$B$2]-[.$B$1])" office:value-type="float" office:value="0.0769230769230769" calcext:value-type="float">
            <text:p>0.076923076923077</text:p>
          </table:table-cell>
          <table:table-cell table:formula="of:=([.C37]-[.$C$1])/([.$C$2]-[.$C$1])" office:value-type="float" office:value="0.0875" calcext:value-type="float">
            <text:p>0.0875</text:p>
          </table:table-cell>
          <table:table-cell/>
          <table:table-cell table:formula="of:=+[.E37]-0.5" office:value-type="float" office:value="-0.423076923076923" calcext:value-type="float">
            <text:p>-0.423076923076923</text:p>
          </table:table-cell>
          <table:table-cell table:formula="of:=+[.F37]-0.5" office:value-type="float" office:value="-0.4125" calcext:value-type="float">
            <text:p>-0.4125</text:p>
          </table:table-cell>
          <table:table-cell table:formula="of:=+[.H37]+[.I37]" office:value-type="float" office:value="-0.835576923076923" calcext:value-type="float">
            <text:p>-0.835576923076923</text:p>
          </table:table-cell>
        </table:table-row>
        <table:table-row table:style-name="ro1">
          <table:table-cell table:formula="of:=+[.A37]+1" office:value-type="float" office:value="34" calcext:value-type="float">
            <text:p>34</text:p>
          </table:table-cell>
          <table:table-cell table:formula="of:=+[.B6]" office:value-type="float" office:value="0.65" calcext:value-type="float">
            <text:p>0.65</text:p>
          </table:table-cell>
          <table:table-cell table:style-name="ce2" table:formula="of:=+[.C6]" office:value-type="float" office:value="0.45" calcext:value-type="float">
            <text:p>0.45</text:p>
          </table:table-cell>
          <table:table-cell/>
          <table:table-cell table:formula="of:=([.B38]-[.$B$1])/([.$B$2]-[.$B$1])" office:value-type="float" office:value="0.115384615384615" calcext:value-type="float">
            <text:p>0.115384615384615</text:p>
          </table:table-cell>
          <table:table-cell table:formula="of:=([.C38]-[.$C$1])/([.$C$2]-[.$C$1])" office:value-type="float" office:value="0.0625" calcext:value-type="float">
            <text:p>0.0625</text:p>
          </table:table-cell>
          <table:table-cell/>
          <table:table-cell table:formula="of:=+[.E38]-0.5" office:value-type="float" office:value="-0.384615384615385" calcext:value-type="float">
            <text:p>-0.384615384615385</text:p>
          </table:table-cell>
          <table:table-cell table:formula="of:=+[.F38]-0.5" office:value-type="float" office:value="-0.4375" calcext:value-type="float">
            <text:p>-0.4375</text:p>
          </table:table-cell>
          <table:table-cell table:formula="of:=+[.H38]+[.I38]" office:value-type="float" office:value="-0.822115384615385" calcext:value-type="float">
            <text:p>-0.822115384615385</text:p>
          </table:table-cell>
        </table:table-row>
        <table:table-row table:style-name="ro1">
          <table:table-cell table:formula="of:=+[.A38]+1" office:value-type="float" office:value="35" calcext:value-type="float">
            <text:p>35</text:p>
          </table:table-cell>
          <table:table-cell table:formula="of:=+[.B7]" office:value-type="float" office:value="1" calcext:value-type="float">
            <text:p>1</text:p>
          </table:table-cell>
          <table:table-cell table:style-name="ce2" table:formula="of:=+[.C7]" office:value-type="float" office:value="0.42" calcext:value-type="float">
            <text:p>0.42</text:p>
          </table:table-cell>
          <table:table-cell/>
          <table:table-cell table:formula="of:=([.B39]-[.$B$1])/([.$B$2]-[.$B$1])" office:value-type="float" office:value="0.205128205128205" calcext:value-type="float">
            <text:p>0.205128205128205</text:p>
          </table:table-cell>
          <table:table-cell table:formula="of:=([.C39]-[.$C$1])/([.$C$2]-[.$C$1])" office:value-type="float" office:value="0.025" calcext:value-type="float">
            <text:p>0.025</text:p>
          </table:table-cell>
          <table:table-cell/>
          <table:table-cell table:formula="of:=+[.E39]-0.5" office:value-type="float" office:value="-0.294871794871795" calcext:value-type="float">
            <text:p>-0.294871794871795</text:p>
          </table:table-cell>
          <table:table-cell table:formula="of:=+[.F39]-0.5" office:value-type="float" office:value="-0.475" calcext:value-type="float">
            <text:p>-0.475</text:p>
          </table:table-cell>
          <table:table-cell table:formula="of:=+[.H39]+[.I39]" office:value-type="float" office:value="-0.769871794871795" calcext:value-type="float">
            <text:p>-0.769871794871795</text:p>
          </table:table-cell>
        </table:table-row>
        <table:table-row table:style-name="ro1">
          <table:table-cell table:formula="of:=+[.A39]+1" office:value-type="float" office:value="36" calcext:value-type="float">
            <text:p>36</text:p>
          </table:table-cell>
          <table:table-cell table:formula="of:=+[.B8]" office:value-type="float" office:value="1.6" calcext:value-type="float">
            <text:p>1.6</text:p>
          </table:table-cell>
          <table:table-cell table:style-name="ce2" table:formula="of:=+[.C8]" office:value-type="float" office:value="0.4" calcext:value-type="float">
            <text:p>0.4</text:p>
          </table:table-cell>
          <table:table-cell/>
          <table:table-cell table:formula="of:=([.B40]-[.$B$1])/([.$B$2]-[.$B$1])" office:value-type="float" office:value="0.358974358974359" calcext:value-type="float">
            <text:p>0.358974358974359</text:p>
          </table:table-cell>
          <table:table-cell table:formula="of:=([.C40]-[.$C$1])/([.$C$2]-[.$C$1])" office:value-type="float" office:value="0" calcext:value-type="float">
            <text:p>0</text:p>
          </table:table-cell>
          <table:table-cell/>
          <table:table-cell table:formula="of:=+[.E40]-0.5" office:value-type="float" office:value="-0.141025641025641" calcext:value-type="float">
            <text:p>-0.141025641025641</text:p>
          </table:table-cell>
          <table:table-cell table:formula="of:=+[.F40]-0.5" office:value-type="float" office:value="-0.5" calcext:value-type="float">
            <text:p>-0.5</text:p>
          </table:table-cell>
          <table:table-cell table:formula="of:=+[.H40]+[.I40]" office:value-type="float" office:value="-0.641025641025641" calcext:value-type="float">
            <text:p>-0.641025641025641</text:p>
          </table:table-cell>
        </table:table-row>
        <table:table-row table:style-name="ro1">
          <table:table-cell table:formula="of:=+[.A40]+1" office:value-type="float" office:value="37" calcext:value-type="float">
            <text:p>37</text:p>
          </table:table-cell>
          <table:table-cell table:formula="of:=+[.B9]" office:value-type="float" office:value="2.75" calcext:value-type="float">
            <text:p>2.75</text:p>
          </table:table-cell>
          <table:table-cell table:style-name="ce2" table:formula="of:=+[.C9]" office:value-type="float" office:value="0.43" calcext:value-type="float">
            <text:p>0.43</text:p>
          </table:table-cell>
          <table:table-cell/>
          <table:table-cell table:formula="of:=([.B41]-[.$B$1])/([.$B$2]-[.$B$1])" office:value-type="float" office:value="0.653846153846154" calcext:value-type="float">
            <text:p>0.653846153846154</text:p>
          </table:table-cell>
          <table:table-cell table:formula="of:=([.C41]-[.$C$1])/([.$C$2]-[.$C$1])" office:value-type="float" office:value="0.0375" calcext:value-type="float">
            <text:p>0.0375</text:p>
          </table:table-cell>
          <table:table-cell/>
          <table:table-cell table:formula="of:=+[.E41]-0.5" office:value-type="float" office:value="0.153846153846154" calcext:value-type="float">
            <text:p>0.153846153846154</text:p>
          </table:table-cell>
          <table:table-cell table:formula="of:=+[.F41]-0.5" office:value-type="float" office:value="-0.4625" calcext:value-type="float">
            <text:p>-0.4625</text:p>
          </table:table-cell>
          <table:table-cell table:formula="of:=+[.H41]+[.I41]" office:value-type="float" office:value="-0.308653846153846" calcext:value-type="float">
            <text:p>-0.308653846153846</text:p>
          </table:table-cell>
        </table:table-row>
        <table:table-row table:style-name="ro1">
          <table:table-cell table:formula="of:=+[.A41]+1" office:value-type="float" office:value="38" calcext:value-type="float">
            <text:p>38</text:p>
          </table:table-cell>
          <table:table-cell table:formula="of:=+[.B10]" office:value-type="float" office:value="3.9" calcext:value-type="float">
            <text:p>3.9</text:p>
          </table:table-cell>
          <table:table-cell table:style-name="ce2" table:formula="of:=+[.C10]" office:value-type="float" office:value="0.51" calcext:value-type="float">
            <text:p>0.51</text:p>
          </table:table-cell>
          <table:table-cell/>
          <table:table-cell table:formula="of:=([.B42]-[.$B$1])/([.$B$2]-[.$B$1])" office:value-type="float" office:value="0.948717948717949" calcext:value-type="float">
            <text:p>0.948717948717949</text:p>
          </table:table-cell>
          <table:table-cell table:formula="of:=([.C42]-[.$C$1])/([.$C$2]-[.$C$1])" office:value-type="float" office:value="0.1375" calcext:value-type="float">
            <text:p>0.1375</text:p>
          </table:table-cell>
          <table:table-cell/>
          <table:table-cell table:formula="of:=+[.E42]-0.5" office:value-type="float" office:value="0.448717948717949" calcext:value-type="float">
            <text:p>0.448717948717949</text:p>
          </table:table-cell>
          <table:table-cell table:formula="of:=+[.F42]-0.5" office:value-type="float" office:value="-0.3625" calcext:value-type="float">
            <text:p>-0.3625</text:p>
          </table:table-cell>
          <table:table-cell table:formula="of:=+[.H42]+[.I42]" office:value-type="float" office:value="0.0862179487179487" calcext:value-type="float">
            <text:p>0.086217948717949</text:p>
          </table:table-cell>
        </table:table-row>
        <table:table-row table:style-name="ro1">
          <table:table-cell table:formula="of:=+[.A42]+1" office:value-type="float" office:value="39" calcext:value-type="float">
            <text:p>39</text:p>
          </table:table-cell>
          <table:table-cell table:formula="of:=+[.B11]" office:value-type="float" office:value="4.1" calcext:value-type="float">
            <text:p>4.1</text:p>
          </table:table-cell>
          <table:table-cell table:style-name="ce2" table:formula="of:=+[.C11]" office:value-type="float" office:value="0.7" calcext:value-type="float">
            <text:p>0.7</text:p>
          </table:table-cell>
          <table:table-cell/>
          <table:table-cell table:formula="of:=([.B43]-[.$B$1])/([.$B$2]-[.$B$1])" office:value-type="float" office:value="1" calcext:value-type="float">
            <text:p>1</text:p>
          </table:table-cell>
          <table:table-cell table:formula="of:=([.C43]-[.$C$1])/([.$C$2]-[.$C$1])" office:value-type="float" office:value="0.375" calcext:value-type="float">
            <text:p>0.375</text:p>
          </table:table-cell>
          <table:table-cell/>
          <table:table-cell table:formula="of:=+[.E43]-0.5" office:value-type="float" office:value="0.5" calcext:value-type="float">
            <text:p>0.5</text:p>
          </table:table-cell>
          <table:table-cell table:formula="of:=+[.F43]-0.5" office:value-type="float" office:value="-0.125" calcext:value-type="float">
            <text:p>-0.125</text:p>
          </table:table-cell>
          <table:table-cell table:formula="of:=+[.H43]+[.I43]" office:value-type="float" office:value="0.375" calcext:value-type="float">
            <text:p>0.375</text:p>
          </table:table-cell>
        </table:table-row>
        <table:table-row table:style-name="ro1">
          <table:table-cell table:formula="of:=+[.A43]+1" office:value-type="float" office:value="40" calcext:value-type="float">
            <text:p>40</text:p>
          </table:table-cell>
          <table:table-cell table:formula="of:=+[.B12]" office:value-type="float" office:value="2.7" calcext:value-type="float">
            <text:p>2.7</text:p>
          </table:table-cell>
          <table:table-cell table:style-name="ce2" table:formula="of:=+[.C12]" office:value-type="float" office:value="1.1" calcext:value-type="float">
            <text:p>1.1</text:p>
          </table:table-cell>
          <table:table-cell/>
          <table:table-cell table:formula="of:=([.B44]-[.$B$1])/([.$B$2]-[.$B$1])" office:value-type="float" office:value="0.641025641025641" calcext:value-type="float">
            <text:p>0.641025641025641</text:p>
          </table:table-cell>
          <table:table-cell table:formula="of:=([.C44]-[.$C$1])/([.$C$2]-[.$C$1])" office:value-type="float" office:value="0.875" calcext:value-type="float">
            <text:p>0.875</text:p>
          </table:table-cell>
          <table:table-cell/>
          <table:table-cell table:formula="of:=+[.E44]-0.5" office:value-type="float" office:value="0.141025641025641" calcext:value-type="float">
            <text:p>0.141025641025641</text:p>
          </table:table-cell>
          <table:table-cell table:formula="of:=+[.F44]-0.5" office:value-type="float" office:value="0.375" calcext:value-type="float">
            <text:p>0.375</text:p>
          </table:table-cell>
          <table:table-cell table:formula="of:=+[.H44]+[.I44]" office:value-type="float" office:value="0.516025641025641" calcext:value-type="float">
            <text:p>0.516025641025641</text:p>
          </table:table-cell>
        </table:table-row>
        <table:table-row table:style-name="ro1">
          <table:table-cell table:formula="of:=+[.A44]+1" office:value-type="float" office:value="41" calcext:value-type="float">
            <text:p>41</text:p>
          </table:table-cell>
          <table:table-cell table:formula="of:=+[.B13]" office:value-type="float" office:value="1.75" calcext:value-type="float">
            <text:p>1.75</text:p>
          </table:table-cell>
          <table:table-cell table:style-name="ce2" table:formula="of:=+[.C13]" office:value-type="float" office:value="1.2" calcext:value-type="float">
            <text:p>1.2</text:p>
          </table:table-cell>
          <table:table-cell/>
          <table:table-cell table:formula="of:=([.B45]-[.$B$1])/([.$B$2]-[.$B$1])" office:value-type="float" office:value="0.397435897435897" calcext:value-type="float">
            <text:p>0.397435897435897</text:p>
          </table:table-cell>
          <table:table-cell table:formula="of:=([.C45]-[.$C$1])/([.$C$2]-[.$C$1])" office:value-type="float" office:value="1" calcext:value-type="float">
            <text:p>1</text:p>
          </table:table-cell>
          <table:table-cell/>
          <table:table-cell table:formula="of:=+[.E45]-0.5" office:value-type="float" office:value="-0.102564102564102" calcext:value-type="float">
            <text:p>-0.102564102564102</text:p>
          </table:table-cell>
          <table:table-cell table:formula="of:=+[.F45]-0.5" office:value-type="float" office:value="0.5" calcext:value-type="float">
            <text:p>0.5</text:p>
          </table:table-cell>
          <table:table-cell table:formula="of:=+[.H45]+[.I45]" office:value-type="float" office:value="0.397435897435897" calcext:value-type="float">
            <text:p>0.397435897435897</text:p>
          </table:table-cell>
        </table:table-row>
        <table:table-row table:style-name="ro1">
          <table:table-cell table:formula="of:=+[.A45]+1" office:value-type="float" office:value="42" calcext:value-type="float">
            <text:p>42</text:p>
          </table:table-cell>
          <table:table-cell table:formula="of:=+[.B14]" office:value-type="float" office:value="0.7" calcext:value-type="float">
            <text:p>0.7</text:p>
          </table:table-cell>
          <table:table-cell table:style-name="ce2" table:formula="of:=+[.C14]" office:value-type="float" office:value="1.1" calcext:value-type="float">
            <text:p>1.1</text:p>
          </table:table-cell>
          <table:table-cell/>
          <table:table-cell table:formula="of:=([.B46]-[.$B$1])/([.$B$2]-[.$B$1])" office:value-type="float" office:value="0.128205128205128" calcext:value-type="float">
            <text:p>0.128205128205128</text:p>
          </table:table-cell>
          <table:table-cell table:formula="of:=([.C46]-[.$C$1])/([.$C$2]-[.$C$1])" office:value-type="float" office:value="0.875" calcext:value-type="float">
            <text:p>0.875</text:p>
          </table:table-cell>
          <table:table-cell/>
          <table:table-cell table:formula="of:=+[.E46]-0.5" office:value-type="float" office:value="-0.371794871794872" calcext:value-type="float">
            <text:p>-0.371794871794872</text:p>
          </table:table-cell>
          <table:table-cell table:formula="of:=+[.F46]-0.5" office:value-type="float" office:value="0.375" calcext:value-type="float">
            <text:p>0.375</text:p>
          </table:table-cell>
          <table:table-cell table:formula="of:=+[.H46]+[.I46]" office:value-type="float" office:value="0.0032051282051283" calcext:value-type="float">
            <text:p>0.003205128205128</text:p>
          </table:table-cell>
        </table:table-row>
        <table:table-row table:style-name="ro1">
          <table:table-cell table:formula="of:=+[.A46]+1" office:value-type="float" office:value="43" calcext:value-type="float">
            <text:p>43</text:p>
          </table:table-cell>
          <table:table-cell table:formula="of:=+[.B15]" office:value-type="float" office:value="0.4" calcext:value-type="float">
            <text:p>0.4</text:p>
          </table:table-cell>
          <table:table-cell table:style-name="ce2" table:formula="of:=+[.C15]" office:value-type="float" office:value="0.8" calcext:value-type="float">
            <text:p>0.8</text:p>
          </table:table-cell>
          <table:table-cell/>
          <table:table-cell table:formula="of:=([.B47]-[.$B$1])/([.$B$2]-[.$B$1])" office:value-type="float" office:value="0.0512820512820513" calcext:value-type="float">
            <text:p>0.051282051282051</text:p>
          </table:table-cell>
          <table:table-cell table:formula="of:=([.C47]-[.$C$1])/([.$C$2]-[.$C$1])" office:value-type="float" office:value="0.5" calcext:value-type="float">
            <text:p>0.5</text:p>
          </table:table-cell>
          <table:table-cell/>
          <table:table-cell table:formula="of:=+[.E47]-0.5" office:value-type="float" office:value="-0.448717948717949" calcext:value-type="float">
            <text:p>-0.448717948717949</text:p>
          </table:table-cell>
          <table:table-cell table:formula="of:=+[.F47]-0.5" office:value-type="float" office:value="0" calcext:value-type="float">
            <text:p>0</text:p>
          </table:table-cell>
          <table:table-cell table:formula="of:=+[.H47]+[.I47]" office:value-type="float" office:value="-0.448717948717949" calcext:value-type="float">
            <text:p>-0.448717948717949</text:p>
          </table:table-cell>
        </table:table-row>
        <table:table-row table:style-name="ro1">
          <table:table-cell table:formula="of:=+[.A47]+1" office:value-type="float" office:value="44" calcext:value-type="float">
            <text:p>44</text:p>
          </table:table-cell>
          <table:table-cell table:formula="of:=+[.B16]" office:value-type="float" office:value="0.25" calcext:value-type="float">
            <text:p>0.25</text:p>
          </table:table-cell>
          <table:table-cell table:style-name="ce2" table:formula="of:=+[.C16]" office:value-type="float" office:value="0.65" calcext:value-type="float">
            <text:p>0.65</text:p>
          </table:table-cell>
          <table:table-cell/>
          <table:table-cell table:formula="of:=([.B48]-[.$B$1])/([.$B$2]-[.$B$1])" office:value-type="float" office:value="0.0128205128205128" calcext:value-type="float">
            <text:p>0.012820512820513</text:p>
          </table:table-cell>
          <table:table-cell table:formula="of:=([.C48]-[.$C$1])/([.$C$2]-[.$C$1])" office:value-type="float" office:value="0.3125" calcext:value-type="float">
            <text:p>0.3125</text:p>
          </table:table-cell>
          <table:table-cell/>
          <table:table-cell table:formula="of:=+[.E48]-0.5" office:value-type="float" office:value="-0.487179487179487" calcext:value-type="float">
            <text:p>-0.487179487179487</text:p>
          </table:table-cell>
          <table:table-cell table:formula="of:=+[.F48]-0.5" office:value-type="float" office:value="-0.1875" calcext:value-type="float">
            <text:p>-0.1875</text:p>
          </table:table-cell>
          <table:table-cell table:formula="of:=+[.H48]+[.I48]" office:value-type="float" office:value="-0.674679487179487" calcext:value-type="float">
            <text:p>-0.674679487179487</text:p>
          </table:table-cell>
        </table:table-row>
        <table:table-row table:style-name="ro1">
          <table:table-cell table:formula="of:=+[.A48]+1" office:value-type="float" office:value="45" calcext:value-type="float">
            <text:p>45</text:p>
          </table:table-cell>
          <table:table-cell table:formula="of:=+[.B17]" office:value-type="float" office:value="0.2" calcext:value-type="float">
            <text:p>0.2</text:p>
          </table:table-cell>
          <table:table-cell table:style-name="ce2" table:formula="of:=+[.C17]" office:value-type="float" office:value="0.59" calcext:value-type="float">
            <text:p>0.59</text:p>
          </table:table-cell>
          <table:table-cell/>
          <table:table-cell table:formula="of:=([.B49]-[.$B$1])/([.$B$2]-[.$B$1])" office:value-type="float" office:value="0" calcext:value-type="float">
            <text:p>0</text:p>
          </table:table-cell>
          <table:table-cell table:formula="of:=([.C49]-[.$C$1])/([.$C$2]-[.$C$1])" office:value-type="float" office:value="0.2375" calcext:value-type="float">
            <text:p>0.2375</text:p>
          </table:table-cell>
          <table:table-cell/>
          <table:table-cell table:formula="of:=+[.E49]-0.5" office:value-type="float" office:value="-0.5" calcext:value-type="float">
            <text:p>-0.5</text:p>
          </table:table-cell>
          <table:table-cell table:formula="of:=+[.F49]-0.5" office:value-type="float" office:value="-0.2625" calcext:value-type="float">
            <text:p>-0.2625</text:p>
          </table:table-cell>
          <table:table-cell table:formula="of:=+[.H49]+[.I49]" office:value-type="float" office:value="-0.7625" calcext:value-type="float">
            <text:p>-0.7625</text:p>
          </table:table-cell>
        </table:table-row>
        <table:table-row table:style-name="ro1">
          <table:table-cell table:formula="of:=+[.A49]+1" office:value-type="float" office:value="46" calcext:value-type="float">
            <text:p>46</text:p>
          </table:table-cell>
          <table:table-cell table:formula="of:=+[.B18]" office:value-type="float" office:value="0.225" calcext:value-type="float">
            <text:p>0.225</text:p>
          </table:table-cell>
          <table:table-cell table:style-name="ce2" table:formula="of:=+[.C18]" office:value-type="float" office:value="0.54" calcext:value-type="float">
            <text:p>0.54</text:p>
          </table:table-cell>
          <table:table-cell/>
          <table:table-cell table:formula="of:=([.B50]-[.$B$1])/([.$B$2]-[.$B$1])" office:value-type="float" office:value="0.00641025641025641" calcext:value-type="float">
            <text:p>0.006410256410256</text:p>
          </table:table-cell>
          <table:table-cell table:formula="of:=([.C50]-[.$C$1])/([.$C$2]-[.$C$1])" office:value-type="float" office:value="0.175" calcext:value-type="float">
            <text:p>0.175</text:p>
          </table:table-cell>
          <table:table-cell/>
          <table:table-cell table:formula="of:=+[.E50]-0.5" office:value-type="float" office:value="-0.493589743589744" calcext:value-type="float">
            <text:p>-0.493589743589744</text:p>
          </table:table-cell>
          <table:table-cell table:formula="of:=+[.F50]-0.5" office:value-type="float" office:value="-0.325" calcext:value-type="float">
            <text:p>-0.325</text:p>
          </table:table-cell>
          <table:table-cell table:formula="of:=+[.H50]+[.I50]" office:value-type="float" office:value="-0.818589743589743" calcext:value-type="float">
            <text:p>-0.818589743589743</text:p>
          </table:table-cell>
        </table:table-row>
        <table:table-row table:style-name="ro1">
          <table:table-cell table:formula="of:=+[.A50]+1" office:value-type="float" office:value="47" calcext:value-type="float">
            <text:p>47</text:p>
          </table:table-cell>
          <table:table-cell table:formula="of:=+[.B19]" office:value-type="float" office:value="0.28" calcext:value-type="float">
            <text:p>0.28</text:p>
          </table:table-cell>
          <table:table-cell table:style-name="ce2" table:formula="of:=+[.C19]" office:value-type="float" office:value="0.51" calcext:value-type="float">
            <text:p>0.51</text:p>
          </table:table-cell>
          <table:table-cell/>
          <table:table-cell table:formula="of:=([.B51]-[.$B$1])/([.$B$2]-[.$B$1])" office:value-type="float" office:value="0.0205128205128205" calcext:value-type="float">
            <text:p>0.020512820512821</text:p>
          </table:table-cell>
          <table:table-cell table:formula="of:=([.C51]-[.$C$1])/([.$C$2]-[.$C$1])" office:value-type="float" office:value="0.1375" calcext:value-type="float">
            <text:p>0.1375</text:p>
          </table:table-cell>
          <table:table-cell/>
          <table:table-cell table:formula="of:=+[.E51]-0.5" office:value-type="float" office:value="-0.47948717948718" calcext:value-type="float">
            <text:p>-0.47948717948718</text:p>
          </table:table-cell>
          <table:table-cell table:formula="of:=+[.F51]-0.5" office:value-type="float" office:value="-0.3625" calcext:value-type="float">
            <text:p>-0.3625</text:p>
          </table:table-cell>
          <table:table-cell table:formula="of:=+[.H51]+[.I51]" office:value-type="float" office:value="-0.84198717948718" calcext:value-type="float">
            <text:p>-0.84198717948718</text:p>
          </table:table-cell>
        </table:table-row>
        <table:table-row table:style-name="ro1">
          <table:table-cell table:formula="of:=+[.A51]+1" office:value-type="float" office:value="48" calcext:value-type="float">
            <text:p>48</text:p>
          </table:table-cell>
          <table:table-cell table:formula="of:=+[.B20]" office:value-type="float" office:value="0.4" calcext:value-type="float">
            <text:p>0.4</text:p>
          </table:table-cell>
          <table:table-cell table:style-name="ce2" table:formula="of:=+[.C20]" office:value-type="float" office:value="0.49" calcext:value-type="float">
            <text:p>0.49</text:p>
          </table:table-cell>
          <table:table-cell/>
          <table:table-cell table:formula="of:=([.B52]-[.$B$1])/([.$B$2]-[.$B$1])" office:value-type="float" office:value="0.0512820512820513" calcext:value-type="float">
            <text:p>0.051282051282051</text:p>
          </table:table-cell>
          <table:table-cell table:formula="of:=([.C52]-[.$C$1])/([.$C$2]-[.$C$1])" office:value-type="float" office:value="0.1125" calcext:value-type="float">
            <text:p>0.1125</text:p>
          </table:table-cell>
          <table:table-cell/>
          <table:table-cell table:formula="of:=+[.E52]-0.5" office:value-type="float" office:value="-0.448717948717949" calcext:value-type="float">
            <text:p>-0.448717948717949</text:p>
          </table:table-cell>
          <table:table-cell table:formula="of:=+[.F52]-0.5" office:value-type="float" office:value="-0.3875" calcext:value-type="float">
            <text:p>-0.3875</text:p>
          </table:table-cell>
          <table:table-cell table:formula="of:=+[.H52]+[.I52]" office:value-type="float" office:value="-0.836217948717949" calcext:value-type="float">
            <text:p>-0.836217948717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3T14:05:38.274557777</meta:creation-date>
    <dc:date>2020-09-13T19:21:34.551782142</dc:date>
    <meta:editing-duration>PT1H10M19S</meta:editing-duration>
    <meta:editing-cycles>4</meta:editing-cycles>
    <meta:generator>LibreOffice/6.4.6.2$Linux_X86_64 LibreOffice_project/40$Build-2</meta:generator>
    <meta:document-statistic meta:table-count="1" meta:cell-count="3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078cm" svg:height="9cm" xlink:href=".." xlink:type="simple" chart:class="chart:line" chart:style-name="ch1">
        <chart:legend chart:legend-position="end" svg:x="28.226cm" svg:y="3.703cm" style:legend-expansion="high" chart:style-name="ch2"/>
        <chart:plot-area chart:style-name="ch3" table:cell-range-address="Sheet1.H5:Sheet1.J52" svg:x="0.621cm" svg:y="0.18cm" svg:width="26.984cm" svg:height="8.64cm">
          <chartooo:coordinate-region svg:x="1.454cm" svg:y="0.379cm" svg:width="25.96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52" chart:class="chart:line">
            <chart:data-point chart:repeated="48"/>
          </chart:series>
          <chart:series chart:style-name="ch7" chart:values-cell-range-address="Sheet1.I5:Sheet1.I52" chart:class="chart:line">
            <chart:data-point chart:repeated="48"/>
          </chart:series>
          <chart:series chart:style-name="ch8" chart:values-cell-range-address="Sheet1.J5:Sheet1.J52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23076923076923">
                <text:p>-0.423076923076923</text:p>
                <draw:g>
                  <svg:desc>Sheet1.H5:Sheet1.H52</svg:desc>
                </draw:g>
              </table:table-cell>
              <table:table-cell office:value-type="float" office:value="-0.4125">
                <text:p>-0.4125</text:p>
                <draw:g>
                  <svg:desc>Sheet1.I5:Sheet1.I52</svg:desc>
                </draw:g>
              </table:table-cell>
              <table:table-cell office:value-type="float" office:value="-0.835576923076923">
                <text:p>-0.835576923076923</text:p>
                <draw:g>
                  <svg:desc>Sheet1.J5:Sheet1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-0.4375">
                <text:p>-0.4375</text:p>
              </table:table-cell>
              <table:table-cell office:value-type="float" office:value="-0.822115384615385">
                <text:p>-0.8221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4871794871795">
                <text:p>-0.294871794871795</text:p>
              </table:table-cell>
              <table:table-cell office:value-type="float" office:value="-0.475">
                <text:p>-0.475</text:p>
              </table:table-cell>
              <table:table-cell office:value-type="float" office:value="-0.769871794871795">
                <text:p>-0.769871794871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1025641025641">
                <text:p>-0.141025641025641</text:p>
              </table:table-cell>
              <table:table-cell office:value-type="float" office:value="-0.5">
                <text:p>-0.5</text:p>
              </table:table-cell>
              <table:table-cell office:value-type="float" office:value="-0.641025641025641">
                <text:p>-0.64102564102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-0.4625">
                <text:p>-0.4625</text:p>
              </table:table-cell>
              <table:table-cell office:value-type="float" office:value="-0.308653846153846">
                <text:p>-0.3086538461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-0.3625">
                <text:p>-0.3625</text:p>
              </table:table-cell>
              <table:table-cell office:value-type="float" office:value="0.0862179487179487">
                <text:p>0.0862179487179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125">
                <text:p>-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75">
                <text:p>0.375</text:p>
              </table:table-cell>
              <table:table-cell office:value-type="float" office:value="0.516025641025641">
                <text:p>0.516025641025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2564102564102">
                <text:p>-0.102564102564102</text:p>
              </table:table-cell>
              <table:table-cell office:value-type="float" office:value="0.5">
                <text:p>0.5</text:p>
              </table:table-cell>
              <table:table-cell office:value-type="float" office:value="0.397435897435897">
                <text:p>0.397435897435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1794871794872">
                <text:p>-0.371794871794872</text:p>
              </table:table-cell>
              <table:table-cell office:value-type="float" office:value="0.375">
                <text:p>0.375</text:p>
              </table:table-cell>
              <table:table-cell office:value-type="float" office:value="0.0032051282051283">
                <text:p>0.0032051282051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0">
                <text:p>0</text:p>
              </table:table-cell>
              <table:table-cell office:value-type="float" office:value="-0.448717948717949">
                <text:p>-0.448717948717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-0.1875">
                <text:p>-0.1875</text:p>
              </table:table-cell>
              <table:table-cell office:value-type="float" office:value="-0.674679487179487">
                <text:p>-0.674679487179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-0.2625">
                <text:p>-0.2625</text:p>
              </table:table-cell>
              <table:table-cell office:value-type="float" office:value="-0.7625">
                <text:p>-0.7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93589743589744">
                <text:p>-0.493589743589744</text:p>
              </table:table-cell>
              <table:table-cell office:value-type="float" office:value="-0.325">
                <text:p>-0.325</text:p>
              </table:table-cell>
              <table:table-cell office:value-type="float" office:value="-0.818589743589743">
                <text:p>-0.818589743589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7948717948718">
                <text:p>-0.47948717948718</text:p>
              </table:table-cell>
              <table:table-cell office:value-type="float" office:value="-0.3625">
                <text:p>-0.3625</text:p>
              </table:table-cell>
              <table:table-cell office:value-type="float" office:value="-0.84198717948718">
                <text:p>-0.84198717948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-0.3875">
                <text:p>-0.3875</text:p>
              </table:table-cell>
              <table:table-cell office:value-type="float" office:value="-0.836217948717949">
                <text:p>-0.8362179487179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23076923076923">
                <text:p>-0.423076923076923</text:p>
              </table:table-cell>
              <table:table-cell office:value-type="float" office:value="-0.4125">
                <text:p>-0.4125</text:p>
              </table:table-cell>
              <table:table-cell office:value-type="float" office:value="-0.835576923076923">
                <text:p>-0.835576923076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-0.4375">
                <text:p>-0.4375</text:p>
              </table:table-cell>
              <table:table-cell office:value-type="float" office:value="-0.822115384615385">
                <text:p>-0.822115384615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94871794871795">
                <text:p>-0.294871794871795</text:p>
              </table:table-cell>
              <table:table-cell office:value-type="float" office:value="-0.475">
                <text:p>-0.475</text:p>
              </table:table-cell>
              <table:table-cell office:value-type="float" office:value="-0.769871794871795">
                <text:p>-0.769871794871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41025641025641">
                <text:p>-0.141025641025641</text:p>
              </table:table-cell>
              <table:table-cell office:value-type="float" office:value="-0.5">
                <text:p>-0.5</text:p>
              </table:table-cell>
              <table:table-cell office:value-type="float" office:value="-0.641025641025641">
                <text:p>-0.641025641025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-0.4625">
                <text:p>-0.4625</text:p>
              </table:table-cell>
              <table:table-cell office:value-type="float" office:value="-0.308653846153846">
                <text:p>-0.308653846153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-0.3625">
                <text:p>-0.3625</text:p>
              </table:table-cell>
              <table:table-cell office:value-type="float" office:value="0.0862179487179487">
                <text:p>0.0862179487179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-0.125">
                <text:p>-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75">
                <text:p>0.375</text:p>
              </table:table-cell>
              <table:table-cell office:value-type="float" office:value="0.516025641025641">
                <text:p>0.516025641025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2564102564102">
                <text:p>-0.102564102564102</text:p>
              </table:table-cell>
              <table:table-cell office:value-type="float" office:value="0.5">
                <text:p>0.5</text:p>
              </table:table-cell>
              <table:table-cell office:value-type="float" office:value="0.397435897435897">
                <text:p>0.397435897435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71794871794872">
                <text:p>-0.371794871794872</text:p>
              </table:table-cell>
              <table:table-cell office:value-type="float" office:value="0.375">
                <text:p>0.375</text:p>
              </table:table-cell>
              <table:table-cell office:value-type="float" office:value="0.0032051282051283">
                <text:p>0.00320512820512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0">
                <text:p>0</text:p>
              </table:table-cell>
              <table:table-cell office:value-type="float" office:value="-0.448717948717949">
                <text:p>-0.448717948717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-0.1875">
                <text:p>-0.1875</text:p>
              </table:table-cell>
              <table:table-cell office:value-type="float" office:value="-0.674679487179487">
                <text:p>-0.674679487179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">
                <text:p>-0.5</text:p>
              </table:table-cell>
              <table:table-cell office:value-type="float" office:value="-0.2625">
                <text:p>-0.2625</text:p>
              </table:table-cell>
              <table:table-cell office:value-type="float" office:value="-0.7625">
                <text:p>-0.7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93589743589744">
                <text:p>-0.493589743589744</text:p>
              </table:table-cell>
              <table:table-cell office:value-type="float" office:value="-0.325">
                <text:p>-0.325</text:p>
              </table:table-cell>
              <table:table-cell office:value-type="float" office:value="-0.818589743589743">
                <text:p>-0.818589743589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7948717948718">
                <text:p>-0.47948717948718</text:p>
              </table:table-cell>
              <table:table-cell office:value-type="float" office:value="-0.3625">
                <text:p>-0.3625</text:p>
              </table:table-cell>
              <table:table-cell office:value-type="float" office:value="-0.84198717948718">
                <text:p>-0.84198717948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-0.3875">
                <text:p>-0.3875</text:p>
              </table:table-cell>
              <table:table-cell office:value-type="float" office:value="-0.836217948717949">
                <text:p>-0.8362179487179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23076923076923">
                <text:p>-0.423076923076923</text:p>
              </table:table-cell>
              <table:table-cell office:value-type="float" office:value="-0.4125">
                <text:p>-0.4125</text:p>
              </table:table-cell>
              <table:table-cell office:value-type="float" office:value="-0.835576923076923">
                <text:p>-0.835576923076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-0.4375">
                <text:p>-0.4375</text:p>
              </table:table-cell>
              <table:table-cell office:value-type="float" office:value="-0.822115384615385">
                <text:p>-0.822115384615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94871794871795">
                <text:p>-0.294871794871795</text:p>
              </table:table-cell>
              <table:table-cell office:value-type="float" office:value="-0.475">
                <text:p>-0.475</text:p>
              </table:table-cell>
              <table:table-cell office:value-type="float" office:value="-0.769871794871795">
                <text:p>-0.7698717948717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41025641025641">
                <text:p>-0.141025641025641</text:p>
              </table:table-cell>
              <table:table-cell office:value-type="float" office:value="-0.5">
                <text:p>-0.5</text:p>
              </table:table-cell>
              <table:table-cell office:value-type="float" office:value="-0.641025641025641">
                <text:p>-0.641025641025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-0.4625">
                <text:p>-0.4625</text:p>
              </table:table-cell>
              <table:table-cell office:value-type="float" office:value="-0.308653846153846">
                <text:p>-0.3086538461538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-0.3625">
                <text:p>-0.3625</text:p>
              </table:table-cell>
              <table:table-cell office:value-type="float" office:value="0.0862179487179487">
                <text:p>0.086217948717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-0.125">
                <text:p>-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75">
                <text:p>0.375</text:p>
              </table:table-cell>
              <table:table-cell office:value-type="float" office:value="0.516025641025641">
                <text:p>0.516025641025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02564102564102">
                <text:p>-0.102564102564102</text:p>
              </table:table-cell>
              <table:table-cell office:value-type="float" office:value="0.5">
                <text:p>0.5</text:p>
              </table:table-cell>
              <table:table-cell office:value-type="float" office:value="0.397435897435897">
                <text:p>0.397435897435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1794871794872">
                <text:p>-0.371794871794872</text:p>
              </table:table-cell>
              <table:table-cell office:value-type="float" office:value="0.375">
                <text:p>0.375</text:p>
              </table:table-cell>
              <table:table-cell office:value-type="float" office:value="0.0032051282051283">
                <text:p>0.0032051282051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0">
                <text:p>0</text:p>
              </table:table-cell>
              <table:table-cell office:value-type="float" office:value="-0.448717948717949">
                <text:p>-0.4487179487179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-0.1875">
                <text:p>-0.1875</text:p>
              </table:table-cell>
              <table:table-cell office:value-type="float" office:value="-0.674679487179487">
                <text:p>-0.6746794871794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">
                <text:p>-0.5</text:p>
              </table:table-cell>
              <table:table-cell office:value-type="float" office:value="-0.2625">
                <text:p>-0.2625</text:p>
              </table:table-cell>
              <table:table-cell office:value-type="float" office:value="-0.7625">
                <text:p>-0.7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93589743589744">
                <text:p>-0.493589743589744</text:p>
              </table:table-cell>
              <table:table-cell office:value-type="float" office:value="-0.325">
                <text:p>-0.325</text:p>
              </table:table-cell>
              <table:table-cell office:value-type="float" office:value="-0.818589743589743">
                <text:p>-0.818589743589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7948717948718">
                <text:p>-0.47948717948718</text:p>
              </table:table-cell>
              <table:table-cell office:value-type="float" office:value="-0.3625">
                <text:p>-0.3625</text:p>
              </table:table-cell>
              <table:table-cell office:value-type="float" office:value="-0.84198717948718">
                <text:p>-0.84198717948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-0.3875">
                <text:p>-0.3875</text:p>
              </table:table-cell>
              <table:table-cell office:value-type="float" office:value="-0.836217948717949">
                <text:p>-0.836217948717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H5:Sheet1.J20" svg:x="0.32cm" svg:y="0.18cm" svg:width="12.508cm" svg:height="8.64cm">
          <chartooo:coordinate-region svg:x="1.153cm" svg:y="0.379cm" svg:width="11.48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20" chart:class="chart:line">
            <chart:data-point chart:repeated="16"/>
          </chart:series>
          <chart:series chart:style-name="ch7" chart:values-cell-range-address="Sheet1.I5:Sheet1.I20" chart:class="chart:line">
            <chart:data-point chart:repeated="16"/>
          </chart:series>
          <chart:series chart:style-name="ch8" chart:values-cell-range-address="Sheet1.J5:Sheet1.J20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23076923076923">
                <text:p>-0.423076923076923</text:p>
                <draw:g>
                  <svg:desc>Sheet1.H5:Sheet1.H20</svg:desc>
                </draw:g>
              </table:table-cell>
              <table:table-cell office:value-type="float" office:value="-0.4125">
                <text:p>-0.4125</text:p>
                <draw:g>
                  <svg:desc>Sheet1.I5:Sheet1.I20</svg:desc>
                </draw:g>
              </table:table-cell>
              <table:table-cell office:value-type="float" office:value="-0.835576923076923">
                <text:p>-0.835576923076923</text:p>
                <draw:g>
                  <svg:desc>Sheet1.J5:Sheet1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84615384615385">
                <text:p>-0.384615384615385</text:p>
              </table:table-cell>
              <table:table-cell office:value-type="float" office:value="-0.4375">
                <text:p>-0.4375</text:p>
              </table:table-cell>
              <table:table-cell office:value-type="float" office:value="-0.822115384615385">
                <text:p>-0.8221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4871794871795">
                <text:p>-0.294871794871795</text:p>
              </table:table-cell>
              <table:table-cell office:value-type="float" office:value="-0.475">
                <text:p>-0.475</text:p>
              </table:table-cell>
              <table:table-cell office:value-type="float" office:value="-0.769871794871795">
                <text:p>-0.769871794871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41025641025641">
                <text:p>-0.141025641025641</text:p>
              </table:table-cell>
              <table:table-cell office:value-type="float" office:value="-0.5">
                <text:p>-0.5</text:p>
              </table:table-cell>
              <table:table-cell office:value-type="float" office:value="-0.641025641025641">
                <text:p>-0.64102564102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-0.4625">
                <text:p>-0.4625</text:p>
              </table:table-cell>
              <table:table-cell office:value-type="float" office:value="-0.308653846153846">
                <text:p>-0.308653846153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8717948717949">
                <text:p>0.448717948717949</text:p>
              </table:table-cell>
              <table:table-cell office:value-type="float" office:value="-0.3625">
                <text:p>-0.3625</text:p>
              </table:table-cell>
              <table:table-cell office:value-type="float" office:value="0.0862179487179487">
                <text:p>0.0862179487179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-0.125">
                <text:p>-0.12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025641025641">
                <text:p>0.141025641025641</text:p>
              </table:table-cell>
              <table:table-cell office:value-type="float" office:value="0.375">
                <text:p>0.375</text:p>
              </table:table-cell>
              <table:table-cell office:value-type="float" office:value="0.516025641025641">
                <text:p>0.516025641025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02564102564102">
                <text:p>-0.102564102564102</text:p>
              </table:table-cell>
              <table:table-cell office:value-type="float" office:value="0.5">
                <text:p>0.5</text:p>
              </table:table-cell>
              <table:table-cell office:value-type="float" office:value="0.397435897435897">
                <text:p>0.397435897435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71794871794872">
                <text:p>-0.371794871794872</text:p>
              </table:table-cell>
              <table:table-cell office:value-type="float" office:value="0.375">
                <text:p>0.375</text:p>
              </table:table-cell>
              <table:table-cell office:value-type="float" office:value="0.0032051282051283">
                <text:p>0.0032051282051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0">
                <text:p>0</text:p>
              </table:table-cell>
              <table:table-cell office:value-type="float" office:value="-0.448717948717949">
                <text:p>-0.448717948717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87179487179487">
                <text:p>-0.487179487179487</text:p>
              </table:table-cell>
              <table:table-cell office:value-type="float" office:value="-0.1875">
                <text:p>-0.1875</text:p>
              </table:table-cell>
              <table:table-cell office:value-type="float" office:value="-0.674679487179487">
                <text:p>-0.674679487179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">
                <text:p>-0.5</text:p>
              </table:table-cell>
              <table:table-cell office:value-type="float" office:value="-0.2625">
                <text:p>-0.2625</text:p>
              </table:table-cell>
              <table:table-cell office:value-type="float" office:value="-0.7625">
                <text:p>-0.7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93589743589744">
                <text:p>-0.493589743589744</text:p>
              </table:table-cell>
              <table:table-cell office:value-type="float" office:value="-0.325">
                <text:p>-0.325</text:p>
              </table:table-cell>
              <table:table-cell office:value-type="float" office:value="-0.818589743589743">
                <text:p>-0.8185897435897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47948717948718">
                <text:p>-0.47948717948718</text:p>
              </table:table-cell>
              <table:table-cell office:value-type="float" office:value="-0.3625">
                <text:p>-0.3625</text:p>
              </table:table-cell>
              <table:table-cell office:value-type="float" office:value="-0.84198717948718">
                <text:p>-0.84198717948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8717948717949">
                <text:p>-0.448717948717949</text:p>
              </table:table-cell>
              <table:table-cell office:value-type="float" office:value="-0.3875">
                <text:p>-0.3875</text:p>
              </table:table-cell>
              <table:table-cell office:value-type="float" office:value="-0.836217948717949">
                <text:p>-0.836217948717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